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6d11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Standard">
      <style:text-properties officeooo:paragraph-rsid="01eb3643"/>
    </style:style>
    <style:style style:name="P4" style:family="paragraph" style:parent-style-name="Standard">
      <style:text-properties officeooo:paragraph-rsid="001cb752"/>
    </style:style>
    <style:style style:name="P5" style:family="paragraph" style:parent-style-name="Standard">
      <style:text-properties officeooo:paragraph-rsid="00c027c2"/>
    </style:style>
    <style:style style:name="P6" style:family="paragraph" style:parent-style-name="Standard">
      <style:text-properties officeooo:rsid="00d3ccb7" officeooo:paragraph-rsid="00d3ccb7"/>
    </style:style>
    <style:style style:name="P7" style:family="paragraph" style:parent-style-name="Standard">
      <style:text-properties officeooo:rsid="00dfc973" officeooo:paragraph-rsid="00dfc973"/>
    </style:style>
    <style:style style:name="P8" style:family="paragraph" style:parent-style-name="Standard">
      <style:text-properties officeooo:rsid="00d3ccb7" officeooo:paragraph-rsid="018fcd01"/>
    </style:style>
    <style:style style:name="P9" style:family="paragraph" style:parent-style-name="Standard">
      <style:text-properties officeooo:rsid="00d3ccb7" officeooo:paragraph-rsid="01b9ff1c"/>
    </style:style>
    <style:style style:name="P10" style:family="paragraph" style:parent-style-name="Standard">
      <style:text-properties officeooo:rsid="00d3ccb7" officeooo:paragraph-rsid="01bacc46"/>
    </style:style>
    <style:style style:name="P11" style:family="paragraph" style:parent-style-name="Standard">
      <style:text-properties officeooo:paragraph-rsid="027d64d0"/>
    </style:style>
    <style:style style:name="P12" style:family="paragraph" style:parent-style-name="Standard">
      <style:text-properties officeooo:rsid="024c6de5" officeooo:paragraph-rsid="00d3f1f6"/>
    </style:style>
    <style:style style:name="P13" style:family="paragraph" style:parent-style-name="Standard">
      <style:text-properties officeooo:rsid="00d3f1f6" officeooo:paragraph-rsid="00d3f1f6"/>
    </style:style>
    <style:style style:name="T1" style:family="text">
      <style:text-properties officeooo:rsid="00193140"/>
    </style:style>
    <style:style style:name="T2" style:family="text">
      <style:text-properties officeooo:rsid="001a6d11"/>
    </style:style>
    <style:style style:name="T3" style:family="text">
      <style:text-properties officeooo:rsid="00245248"/>
    </style:style>
    <style:style style:name="T4" style:family="text">
      <style:text-properties officeooo:rsid="0025e194"/>
    </style:style>
    <style:style style:name="T5" style:family="text">
      <style:text-properties officeooo:rsid="01e3003f"/>
    </style:style>
    <style:style style:name="T6" style:family="text">
      <style:text-properties officeooo:rsid="00315ff2"/>
    </style:style>
    <style:style style:name="T7" style:family="text">
      <style:text-properties officeooo:rsid="005c1d3c"/>
    </style:style>
    <style:style style:name="T8" style:family="text">
      <style:text-properties officeooo:rsid="0032c529"/>
    </style:style>
    <style:style style:name="T9" style:family="text">
      <style:text-properties officeooo:rsid="00344069"/>
    </style:style>
    <style:style style:name="T10" style:family="text">
      <style:text-properties officeooo:rsid="0027fc93"/>
    </style:style>
    <style:style style:name="T11" style:family="text">
      <style:text-properties officeooo:rsid="0028257c"/>
    </style:style>
    <style:style style:name="T12" style:family="text">
      <style:text-properties officeooo:rsid="0034a2f8"/>
    </style:style>
    <style:style style:name="T13" style:family="text">
      <style:text-properties officeooo:rsid="002c9f12"/>
    </style:style>
    <style:style style:name="T14" style:family="text">
      <style:text-properties officeooo:rsid="024f4912"/>
    </style:style>
    <style:style style:name="T15" style:family="text">
      <style:text-properties officeooo:rsid="024eec54"/>
    </style:style>
    <style:style style:name="T16" style:family="text">
      <style:text-properties officeooo:rsid="01e0a27e"/>
    </style:style>
    <style:style style:name="T17" style:family="text">
      <style:text-properties officeooo:rsid="002cc7b8"/>
    </style:style>
    <style:style style:name="T18" style:family="text">
      <style:text-properties officeooo:rsid="0037b2e4"/>
    </style:style>
    <style:style style:name="T19" style:family="text">
      <style:text-properties officeooo:rsid="00387c0c"/>
    </style:style>
    <style:style style:name="T20" style:family="text">
      <style:text-properties officeooo:rsid="00361bd9"/>
    </style:style>
    <style:style style:name="T21" style:family="text">
      <style:text-properties officeooo:rsid="003a4a5c"/>
    </style:style>
    <style:style style:name="T22" style:family="text">
      <style:text-properties officeooo:rsid="0250b295"/>
    </style:style>
    <style:style style:name="T23" style:family="text">
      <style:text-properties officeooo:rsid="003ddd30"/>
    </style:style>
    <style:style style:name="T24" style:family="text">
      <style:text-properties officeooo:rsid="0041b12e"/>
    </style:style>
    <style:style style:name="T25" style:family="text">
      <style:text-properties officeooo:rsid="004375e0"/>
    </style:style>
    <style:style style:name="T26" style:family="text">
      <style:text-properties officeooo:rsid="0044961d"/>
    </style:style>
    <style:style style:name="T27" style:family="text">
      <style:text-properties officeooo:rsid="0045cfba"/>
    </style:style>
    <style:style style:name="T28" style:family="text">
      <style:text-properties officeooo:rsid="00474556"/>
    </style:style>
    <style:style style:name="T29" style:family="text">
      <style:text-properties officeooo:rsid="0047487b"/>
    </style:style>
    <style:style style:name="T30" style:family="text">
      <style:text-properties officeooo:rsid="01e42e78"/>
    </style:style>
    <style:style style:name="T31" style:family="text">
      <style:text-properties officeooo:rsid="01e4bae9"/>
    </style:style>
    <style:style style:name="T32" style:family="text">
      <style:text-properties officeooo:rsid="00484263"/>
    </style:style>
    <style:style style:name="T33" style:family="text">
      <style:text-properties officeooo:rsid="004f46cb"/>
    </style:style>
    <style:style style:name="T34" style:family="text">
      <style:text-properties officeooo:rsid="0048af51"/>
    </style:style>
    <style:style style:name="T35" style:family="text">
      <style:text-properties officeooo:rsid="00495fd8"/>
    </style:style>
    <style:style style:name="T36" style:family="text">
      <style:text-properties officeooo:rsid="004a1ffb"/>
    </style:style>
    <style:style style:name="T37" style:family="text">
      <style:text-properties officeooo:rsid="004a9390"/>
    </style:style>
    <style:style style:name="T38" style:family="text">
      <style:text-properties officeooo:rsid="004c8c81"/>
    </style:style>
    <style:style style:name="T39" style:family="text">
      <style:text-properties officeooo:rsid="004e5d92"/>
    </style:style>
    <style:style style:name="T40" style:family="text">
      <style:text-properties officeooo:rsid="00519b06"/>
    </style:style>
    <style:style style:name="T41" style:family="text">
      <style:text-properties officeooo:rsid="00537f06"/>
    </style:style>
    <style:style style:name="T42" style:family="text">
      <style:text-properties officeooo:rsid="005530cd"/>
    </style:style>
    <style:style style:name="T43" style:family="text">
      <style:text-properties officeooo:rsid="005660d7"/>
    </style:style>
    <style:style style:name="T44" style:family="text">
      <style:text-properties officeooo:rsid="0057ffe9"/>
    </style:style>
    <style:style style:name="T45" style:family="text">
      <style:text-properties officeooo:rsid="005974d2"/>
    </style:style>
    <style:style style:name="T46" style:family="text">
      <style:text-properties officeooo:rsid="005b33a6"/>
    </style:style>
    <style:style style:name="T47" style:family="text">
      <style:text-properties officeooo:rsid="025341f6"/>
    </style:style>
    <style:style style:name="T48" style:family="text">
      <style:text-properties officeooo:rsid="025c5d06"/>
    </style:style>
    <style:style style:name="T49" style:family="text">
      <style:text-properties officeooo:rsid="00628f41"/>
    </style:style>
    <style:style style:name="T50" style:family="text">
      <style:text-properties officeooo:rsid="0254a5e3"/>
    </style:style>
    <style:style style:name="T51" style:family="text">
      <style:text-properties officeooo:rsid="005d3ae1"/>
    </style:style>
    <style:style style:name="T52" style:family="text">
      <style:text-properties officeooo:rsid="00662df1"/>
    </style:style>
    <style:style style:name="T53" style:family="text">
      <style:text-properties officeooo:rsid="0256d4dc"/>
    </style:style>
    <style:style style:name="T54" style:family="text">
      <style:text-properties officeooo:rsid="006741ca"/>
    </style:style>
    <style:style style:name="T55" style:family="text">
      <style:text-properties officeooo:rsid="006836ff"/>
    </style:style>
    <style:style style:name="T56" style:family="text">
      <style:text-properties officeooo:rsid="00693681"/>
    </style:style>
    <style:style style:name="T57" style:family="text">
      <style:text-properties officeooo:rsid="01e909a7"/>
    </style:style>
    <style:style style:name="T58" style:family="text">
      <style:text-properties officeooo:rsid="006acb8b"/>
    </style:style>
    <style:style style:name="T59" style:family="text">
      <style:text-properties officeooo:rsid="01e93270"/>
    </style:style>
    <style:style style:name="T60" style:family="text">
      <style:text-properties officeooo:rsid="01ea4312"/>
    </style:style>
    <style:style style:name="T61" style:family="text">
      <style:text-properties officeooo:rsid="01eb3643"/>
    </style:style>
    <style:style style:name="T62" style:family="text">
      <style:text-properties officeooo:rsid="01ecd735"/>
    </style:style>
    <style:style style:name="T63" style:family="text">
      <style:text-properties officeooo:rsid="006ad344"/>
    </style:style>
    <style:style style:name="T64" style:family="text">
      <style:text-properties officeooo:rsid="01eecd30"/>
    </style:style>
    <style:style style:name="T65" style:family="text">
      <style:text-properties officeooo:rsid="01f0a06e"/>
    </style:style>
    <style:style style:name="T66" style:family="text">
      <style:text-properties officeooo:rsid="006ccc89"/>
    </style:style>
    <style:style style:name="T67" style:family="text">
      <style:text-properties officeooo:rsid="006e2841"/>
    </style:style>
    <style:style style:name="T68" style:family="text">
      <style:text-properties officeooo:rsid="006eaea2"/>
    </style:style>
    <style:style style:name="T69" style:family="text">
      <style:text-properties officeooo:rsid="01f1a66e"/>
    </style:style>
    <style:style style:name="T70" style:family="text">
      <style:text-properties officeooo:rsid="01f2faa7"/>
    </style:style>
    <style:style style:name="T71" style:family="text">
      <style:text-properties officeooo:rsid="01f3b15c"/>
    </style:style>
    <style:style style:name="T72" style:family="text">
      <style:text-properties officeooo:rsid="02062899"/>
    </style:style>
    <style:style style:name="T73" style:family="text">
      <style:text-properties officeooo:rsid="006f338a"/>
    </style:style>
    <style:style style:name="T74" style:family="text">
      <style:text-properties officeooo:rsid="006fc9cf"/>
    </style:style>
    <style:style style:name="T75" style:family="text">
      <style:text-properties officeooo:rsid="020733ee"/>
    </style:style>
    <style:style style:name="T76" style:family="text">
      <style:text-properties officeooo:rsid="006f8ee7"/>
    </style:style>
    <style:style style:name="T77" style:family="text">
      <style:text-properties officeooo:rsid="0070c1c2"/>
    </style:style>
    <style:style style:name="T78" style:family="text">
      <style:text-properties officeooo:rsid="00730baf"/>
    </style:style>
    <style:style style:name="T79" style:family="text">
      <style:text-properties officeooo:rsid="00737ead"/>
    </style:style>
    <style:style style:name="T80" style:family="text">
      <style:text-properties officeooo:rsid="0074b8d4"/>
    </style:style>
    <style:style style:name="T81" style:family="text">
      <style:text-properties officeooo:rsid="007515a6"/>
    </style:style>
    <style:style style:name="T82" style:family="text">
      <style:text-properties officeooo:rsid="0075190c"/>
    </style:style>
    <style:style style:name="T83" style:family="text">
      <style:text-properties officeooo:rsid="007700e3"/>
    </style:style>
    <style:style style:name="T84" style:family="text">
      <style:text-properties officeooo:rsid="007f1b05"/>
    </style:style>
    <style:style style:name="T85" style:family="text">
      <style:text-properties officeooo:rsid="007f8d6b"/>
    </style:style>
    <style:style style:name="T86" style:family="text">
      <style:text-properties officeooo:rsid="01f4496f"/>
    </style:style>
    <style:style style:name="T87" style:family="text">
      <style:text-properties officeooo:rsid="01f472bf"/>
    </style:style>
    <style:style style:name="T88" style:family="text">
      <style:text-properties officeooo:rsid="01f77306"/>
    </style:style>
    <style:style style:name="T89" style:family="text">
      <style:text-properties officeooo:rsid="008032b2"/>
    </style:style>
    <style:style style:name="T90" style:family="text">
      <style:text-properties officeooo:rsid="01f7855e"/>
    </style:style>
    <style:style style:name="T91" style:family="text">
      <style:text-properties officeooo:rsid="01f86925"/>
    </style:style>
    <style:style style:name="T92" style:family="text">
      <style:text-properties officeooo:rsid="00814ff2"/>
    </style:style>
    <style:style style:name="T93" style:family="text">
      <style:text-properties officeooo:rsid="01f86f04"/>
    </style:style>
    <style:style style:name="T94" style:family="text">
      <style:text-properties officeooo:rsid="008558bb"/>
    </style:style>
    <style:style style:name="T95" style:family="text">
      <style:text-properties officeooo:rsid="01f968e2"/>
    </style:style>
    <style:style style:name="T96" style:family="text">
      <style:text-properties officeooo:rsid="0077a7a7"/>
    </style:style>
    <style:style style:name="T97" style:family="text">
      <style:text-properties officeooo:rsid="0079a2b8"/>
    </style:style>
    <style:style style:name="T98" style:family="text">
      <style:text-properties officeooo:rsid="007bec98"/>
    </style:style>
    <style:style style:name="T99" style:family="text">
      <style:text-properties officeooo:rsid="01fa9a52"/>
    </style:style>
    <style:style style:name="T100" style:family="text">
      <style:text-properties officeooo:rsid="01fc4c70"/>
    </style:style>
    <style:style style:name="T101" style:family="text">
      <style:text-properties officeooo:rsid="007d4eaf"/>
    </style:style>
    <style:style style:name="T102" style:family="text">
      <style:text-properties officeooo:rsid="008710b7"/>
    </style:style>
    <style:style style:name="T103" style:family="text">
      <style:text-properties officeooo:rsid="01fcacca"/>
    </style:style>
    <style:style style:name="T104" style:family="text">
      <style:text-properties officeooo:rsid="01ff127d"/>
    </style:style>
    <style:style style:name="T105" style:family="text">
      <style:text-properties officeooo:rsid="01fe11b9"/>
    </style:style>
    <style:style style:name="T106" style:family="text">
      <style:text-properties officeooo:rsid="007d5443"/>
    </style:style>
    <style:style style:name="T107" style:family="text">
      <style:text-properties officeooo:rsid="02009047"/>
    </style:style>
    <style:style style:name="T108" style:family="text">
      <style:text-properties officeooo:rsid="00875bc0"/>
    </style:style>
    <style:style style:name="T109" style:family="text">
      <style:text-properties officeooo:rsid="02030f8b"/>
    </style:style>
    <style:style style:name="T110" style:family="text">
      <style:text-properties officeooo:rsid="02020122"/>
    </style:style>
    <style:style style:name="T111" style:family="text">
      <style:text-properties officeooo:rsid="0087ed35"/>
    </style:style>
    <style:style style:name="T112" style:family="text">
      <style:text-properties officeooo:rsid="020262a9"/>
    </style:style>
    <style:style style:name="T113" style:family="text">
      <style:text-properties officeooo:rsid="0089d972"/>
    </style:style>
    <style:style style:name="T114" style:family="text">
      <style:text-properties officeooo:rsid="0204ca16"/>
    </style:style>
    <style:style style:name="T115" style:family="text">
      <style:text-properties officeooo:rsid="008cf7e9"/>
    </style:style>
    <style:style style:name="T116" style:family="text">
      <style:text-properties officeooo:rsid="008fca15"/>
    </style:style>
    <style:style style:name="T117" style:family="text">
      <style:text-properties officeooo:rsid="0208ff58"/>
    </style:style>
    <style:style style:name="T118" style:family="text">
      <style:text-properties officeooo:rsid="00939ddf"/>
    </style:style>
    <style:style style:name="T119" style:family="text">
      <style:text-properties officeooo:rsid="00950a03"/>
    </style:style>
    <style:style style:name="T120" style:family="text">
      <style:text-properties officeooo:rsid="009628dc"/>
    </style:style>
    <style:style style:name="T121" style:family="text">
      <style:text-properties officeooo:rsid="0097a7e5"/>
    </style:style>
    <style:style style:name="T122" style:family="text">
      <style:text-properties officeooo:rsid="00990250"/>
    </style:style>
    <style:style style:name="T123" style:family="text">
      <style:text-properties officeooo:rsid="009cc87a"/>
    </style:style>
    <style:style style:name="T124" style:family="text">
      <style:text-properties officeooo:rsid="009df088"/>
    </style:style>
    <style:style style:name="T125" style:family="text">
      <style:text-properties officeooo:rsid="009fac43"/>
    </style:style>
    <style:style style:name="T126" style:family="text">
      <style:text-properties officeooo:rsid="00a14e5e"/>
    </style:style>
    <style:style style:name="T127" style:family="text">
      <style:text-properties officeooo:rsid="00a1872a"/>
    </style:style>
    <style:style style:name="T128" style:family="text">
      <style:text-properties officeooo:rsid="00a56d87"/>
    </style:style>
    <style:style style:name="T129" style:family="text">
      <style:text-properties officeooo:rsid="00a67b7f"/>
    </style:style>
    <style:style style:name="T130" style:family="text">
      <style:text-properties officeooo:rsid="00b1697e"/>
    </style:style>
    <style:style style:name="T131" style:family="text">
      <style:text-properties officeooo:rsid="00adceb0"/>
    </style:style>
    <style:style style:name="T132" style:family="text">
      <style:text-properties officeooo:rsid="00af7270"/>
    </style:style>
    <style:style style:name="T133" style:family="text">
      <style:text-properties officeooo:rsid="00aa19c7"/>
    </style:style>
    <style:style style:name="T134" style:family="text">
      <style:text-properties officeooo:rsid="00b27a02"/>
    </style:style>
    <style:style style:name="T135" style:family="text">
      <style:text-properties officeooo:rsid="00b55345"/>
    </style:style>
    <style:style style:name="T136" style:family="text">
      <style:text-properties officeooo:rsid="00c027c2"/>
    </style:style>
    <style:style style:name="T137" style:family="text">
      <style:text-properties officeooo:rsid="00bdc0d9"/>
    </style:style>
    <style:style style:name="T138" style:family="text">
      <style:text-properties officeooo:rsid="0209c979"/>
    </style:style>
    <style:style style:name="T139" style:family="text">
      <style:text-properties officeooo:rsid="00c3c71b"/>
    </style:style>
    <style:style style:name="T140" style:family="text">
      <style:text-properties officeooo:rsid="00c3ca06"/>
    </style:style>
    <style:style style:name="T141" style:family="text">
      <style:text-properties officeooo:rsid="00c50d6c"/>
    </style:style>
    <style:style style:name="T142" style:family="text">
      <style:text-properties officeooo:rsid="00c67f2b"/>
    </style:style>
    <style:style style:name="T143" style:family="text">
      <style:text-properties officeooo:rsid="00bb1abd"/>
    </style:style>
    <style:style style:name="T144" style:family="text">
      <style:text-properties officeooo:rsid="00bbb00e"/>
    </style:style>
    <style:style style:name="T145" style:family="text">
      <style:text-properties officeooo:rsid="00b5e84b"/>
    </style:style>
    <style:style style:name="T146" style:family="text">
      <style:text-properties officeooo:rsid="00b94b72"/>
    </style:style>
    <style:style style:name="T147" style:family="text">
      <style:text-properties officeooo:rsid="025fbf1d"/>
    </style:style>
    <style:style style:name="T148" style:family="text">
      <style:text-properties officeooo:rsid="00c747d3"/>
    </style:style>
    <style:style style:name="T149" style:family="text">
      <style:text-properties officeooo:rsid="020b5ef4"/>
    </style:style>
    <style:style style:name="T150" style:family="text">
      <style:text-properties officeooo:rsid="00c8ca2a"/>
    </style:style>
    <style:style style:name="T151" style:family="text">
      <style:text-properties officeooo:rsid="00c9c684"/>
    </style:style>
    <style:style style:name="T152" style:family="text">
      <style:text-properties officeooo:rsid="00cb6638"/>
    </style:style>
    <style:style style:name="T153" style:family="text">
      <style:text-properties officeooo:rsid="00cd1408"/>
    </style:style>
    <style:style style:name="T154" style:family="text">
      <style:text-properties officeooo:rsid="00ce0f36"/>
    </style:style>
    <style:style style:name="T155" style:family="text">
      <style:text-properties officeooo:rsid="00d062d1"/>
    </style:style>
    <style:style style:name="T156" style:family="text">
      <style:text-properties officeooo:rsid="00d5ade4"/>
    </style:style>
    <style:style style:name="T157" style:family="text">
      <style:text-properties officeooo:rsid="00d78681"/>
    </style:style>
    <style:style style:name="T158" style:family="text">
      <style:text-properties officeooo:rsid="00e684ab"/>
    </style:style>
    <style:style style:name="T159" style:family="text">
      <style:text-properties officeooo:rsid="00e98163"/>
    </style:style>
    <style:style style:name="T160" style:family="text">
      <style:text-properties officeooo:rsid="00d93069"/>
    </style:style>
    <style:style style:name="T161" style:family="text">
      <style:text-properties officeooo:rsid="0101a55c"/>
    </style:style>
    <style:style style:name="T162" style:family="text">
      <style:text-properties officeooo:rsid="0101f446"/>
    </style:style>
    <style:style style:name="T163" style:family="text">
      <style:text-properties officeooo:rsid="00d999f9"/>
    </style:style>
    <style:style style:name="T164" style:family="text">
      <style:text-properties officeooo:rsid="020cfbe2"/>
    </style:style>
    <style:style style:name="T165" style:family="text">
      <style:text-properties officeooo:rsid="00da1c02"/>
    </style:style>
    <style:style style:name="T166" style:family="text">
      <style:text-properties officeooo:rsid="00daa353"/>
    </style:style>
    <style:style style:name="T167" style:family="text">
      <style:text-properties officeooo:rsid="00daef94"/>
    </style:style>
    <style:style style:name="T168" style:family="text">
      <style:text-properties officeooo:rsid="020e3009"/>
    </style:style>
    <style:style style:name="T169" style:family="text">
      <style:text-properties officeooo:rsid="020ff66a"/>
    </style:style>
    <style:style style:name="T170" style:family="text">
      <style:text-properties officeooo:rsid="00dbc346"/>
    </style:style>
    <style:style style:name="T171" style:family="text">
      <style:text-properties officeooo:rsid="00dc24ba"/>
    </style:style>
    <style:style style:name="T172" style:family="text">
      <style:text-properties officeooo:rsid="02111dd4"/>
    </style:style>
    <style:style style:name="T173" style:family="text">
      <style:text-properties officeooo:rsid="00dca000"/>
    </style:style>
    <style:style style:name="T174" style:family="text">
      <style:text-properties officeooo:rsid="02117b60"/>
    </style:style>
    <style:style style:name="T175" style:family="text">
      <style:text-properties officeooo:rsid="00de840d"/>
    </style:style>
    <style:style style:name="T176" style:family="text">
      <style:text-properties officeooo:rsid="00e08ef9"/>
    </style:style>
    <style:style style:name="T177" style:family="text">
      <style:text-properties officeooo:rsid="021434c0"/>
    </style:style>
    <style:style style:name="T178" style:family="text">
      <style:text-properties officeooo:rsid="02143cae"/>
    </style:style>
    <style:style style:name="T179" style:family="text">
      <style:text-properties officeooo:rsid="021454aa"/>
    </style:style>
    <style:style style:name="T180" style:family="text">
      <style:text-properties officeooo:rsid="00e12844"/>
    </style:style>
    <style:style style:name="T181" style:family="text">
      <style:text-properties officeooo:rsid="00e2c57c"/>
    </style:style>
    <style:style style:name="T182" style:family="text">
      <style:text-properties officeooo:rsid="00e42a4a"/>
    </style:style>
    <style:style style:name="T183" style:family="text">
      <style:text-properties officeooo:rsid="00e4f826"/>
    </style:style>
    <style:style style:name="T184" style:family="text">
      <style:text-properties officeooo:rsid="00fd7d49"/>
    </style:style>
    <style:style style:name="T185" style:family="text">
      <style:text-properties officeooo:rsid="01045825"/>
    </style:style>
    <style:style style:name="T186" style:family="text">
      <style:text-properties officeooo:rsid="024de09d"/>
    </style:style>
    <style:style style:name="T187" style:family="text">
      <style:text-properties officeooo:rsid="00fe0d77"/>
    </style:style>
    <style:style style:name="T188" style:family="text">
      <style:text-properties officeooo:rsid="00fe3a82"/>
    </style:style>
    <style:style style:name="T189" style:family="text">
      <style:text-properties officeooo:rsid="00ffc960"/>
    </style:style>
    <style:style style:name="T190" style:family="text">
      <style:text-properties officeooo:rsid="01027a0b"/>
    </style:style>
    <style:style style:name="T191" style:family="text">
      <style:text-properties officeooo:rsid="0104e80d"/>
    </style:style>
    <style:style style:name="T192" style:family="text">
      <style:text-properties officeooo:rsid="0108e013"/>
    </style:style>
    <style:style style:name="T193" style:family="text">
      <style:text-properties officeooo:rsid="010a0508"/>
    </style:style>
    <style:style style:name="T194" style:family="text">
      <style:text-properties officeooo:rsid="010bfefa"/>
    </style:style>
    <style:style style:name="T195" style:family="text">
      <style:text-properties officeooo:rsid="010611a3"/>
    </style:style>
    <style:style style:name="T196" style:family="text">
      <style:text-properties officeooo:rsid="02627acc"/>
    </style:style>
    <style:style style:name="T197" style:family="text">
      <style:text-properties officeooo:rsid="0107d706"/>
    </style:style>
    <style:style style:name="T198" style:family="text">
      <style:text-properties officeooo:rsid="010ca7a2"/>
    </style:style>
    <style:style style:name="T199" style:family="text">
      <style:text-properties officeooo:rsid="010d947a"/>
    </style:style>
    <style:style style:name="T200" style:family="text">
      <style:text-properties officeooo:rsid="010f3e79"/>
    </style:style>
    <style:style style:name="T201" style:family="text">
      <style:text-properties officeooo:rsid="00ec856c"/>
    </style:style>
    <style:style style:name="T202" style:family="text">
      <style:text-properties officeooo:rsid="00ee8c4d"/>
    </style:style>
    <style:style style:name="T203" style:family="text">
      <style:text-properties officeooo:rsid="00ed4b5d"/>
    </style:style>
    <style:style style:name="T204" style:family="text">
      <style:text-properties officeooo:rsid="00eea01c"/>
    </style:style>
    <style:style style:name="T205" style:family="text">
      <style:text-properties officeooo:rsid="00f0549f"/>
    </style:style>
    <style:style style:name="T206" style:family="text">
      <style:text-properties officeooo:rsid="00f0f1eb"/>
    </style:style>
    <style:style style:name="T207" style:family="text">
      <style:text-properties officeooo:rsid="00f29650"/>
    </style:style>
    <style:style style:name="T208" style:family="text">
      <style:text-properties officeooo:rsid="02654730"/>
    </style:style>
    <style:style style:name="T209" style:family="text">
      <style:text-properties officeooo:rsid="00f3b19e"/>
    </style:style>
    <style:style style:name="T210" style:family="text">
      <style:text-properties officeooo:rsid="00f5a1cc"/>
    </style:style>
    <style:style style:name="T211" style:family="text">
      <style:text-properties officeooo:rsid="00f6e30f"/>
    </style:style>
    <style:style style:name="T212" style:family="text">
      <style:text-properties officeooo:rsid="00f982cf"/>
    </style:style>
    <style:style style:name="T213" style:family="text">
      <style:text-properties officeooo:rsid="00f99045"/>
    </style:style>
    <style:style style:name="T214" style:family="text">
      <style:text-properties officeooo:rsid="00fa8b2b"/>
    </style:style>
    <style:style style:name="T215" style:family="text">
      <style:text-properties officeooo:rsid="01103b05"/>
    </style:style>
    <style:style style:name="T216" style:family="text">
      <style:text-properties officeooo:rsid="00fc55ea"/>
    </style:style>
    <style:style style:name="T217" style:family="text">
      <style:text-properties officeooo:rsid="011174b0"/>
    </style:style>
    <style:style style:name="T218" style:family="text">
      <style:text-properties officeooo:rsid="0112b2df"/>
    </style:style>
    <style:style style:name="T219" style:family="text">
      <style:text-properties officeooo:rsid="0113ab30"/>
    </style:style>
    <style:style style:name="T220" style:family="text">
      <style:text-properties officeooo:rsid="0114efba"/>
    </style:style>
    <style:style style:name="T221" style:family="text">
      <style:text-properties officeooo:rsid="0116272b"/>
    </style:style>
    <style:style style:name="T222" style:family="text">
      <style:text-properties officeooo:rsid="0117ebfd"/>
    </style:style>
    <style:style style:name="T223" style:family="text">
      <style:text-properties officeooo:rsid="01193681"/>
    </style:style>
    <style:style style:name="T224" style:family="text">
      <style:text-properties officeooo:rsid="0119c843"/>
    </style:style>
    <style:style style:name="T225" style:family="text">
      <style:text-properties officeooo:rsid="011bbc69"/>
    </style:style>
    <style:style style:name="T226" style:family="text">
      <style:text-properties officeooo:rsid="011c94d7"/>
    </style:style>
    <style:style style:name="T227" style:family="text">
      <style:text-properties officeooo:rsid="011d0119"/>
    </style:style>
    <style:style style:name="T228" style:family="text">
      <style:text-properties officeooo:rsid="026608dd"/>
    </style:style>
    <style:style style:name="T229" style:family="text">
      <style:text-properties officeooo:rsid="011faedc"/>
    </style:style>
    <style:style style:name="T230" style:family="text">
      <style:text-properties officeooo:rsid="0120f616"/>
    </style:style>
    <style:style style:name="T231" style:family="text">
      <style:text-properties officeooo:rsid="01246d28"/>
    </style:style>
    <style:style style:name="T232" style:family="text">
      <style:text-properties officeooo:rsid="0125bca1"/>
    </style:style>
    <style:style style:name="T233" style:family="text">
      <style:text-properties officeooo:rsid="01271c81"/>
    </style:style>
    <style:style style:name="T234" style:family="text">
      <style:text-properties officeooo:rsid="0127deb0"/>
    </style:style>
    <style:style style:name="T235" style:family="text">
      <style:text-properties officeooo:rsid="012bbd92"/>
    </style:style>
    <style:style style:name="T236" style:family="text">
      <style:text-properties officeooo:rsid="012d97a1"/>
    </style:style>
    <style:style style:name="T237" style:family="text">
      <style:text-properties officeooo:rsid="012f1bb7"/>
    </style:style>
    <style:style style:name="T238" style:family="text">
      <style:text-properties officeooo:rsid="01308dea"/>
    </style:style>
    <style:style style:name="T239" style:family="text">
      <style:text-properties officeooo:rsid="0131074d"/>
    </style:style>
    <style:style style:name="T240" style:family="text">
      <style:text-properties officeooo:rsid="0131b837"/>
    </style:style>
    <style:style style:name="T241" style:family="text">
      <style:text-properties officeooo:rsid="026a4ef7"/>
    </style:style>
    <style:style style:name="T242" style:family="text">
      <style:text-properties officeooo:rsid="0133b4fa"/>
    </style:style>
    <style:style style:name="T243" style:family="text">
      <style:text-properties officeooo:rsid="0134247d"/>
    </style:style>
    <style:style style:name="T244" style:family="text">
      <style:text-properties officeooo:rsid="0135934f"/>
    </style:style>
    <style:style style:name="T245" style:family="text">
      <style:text-properties officeooo:rsid="026dc686"/>
    </style:style>
    <style:style style:name="T246" style:family="text">
      <style:text-properties officeooo:rsid="0135bd40"/>
    </style:style>
    <style:style style:name="T247" style:family="text">
      <style:text-properties officeooo:rsid="013695a3"/>
    </style:style>
    <style:style style:name="T248" style:family="text">
      <style:text-properties officeooo:rsid="0137ef71"/>
    </style:style>
    <style:style style:name="T249" style:family="text">
      <style:text-properties officeooo:rsid="013cffb4"/>
    </style:style>
    <style:style style:name="T250" style:family="text">
      <style:text-properties officeooo:rsid="013d83ac"/>
    </style:style>
    <style:style style:name="T251" style:family="text">
      <style:text-properties officeooo:rsid="0147ee7b"/>
    </style:style>
    <style:style style:name="T252" style:family="text">
      <style:text-properties officeooo:rsid="013e9e18"/>
    </style:style>
    <style:style style:name="T253" style:family="text">
      <style:text-properties officeooo:rsid="01409ce4"/>
    </style:style>
    <style:style style:name="T254" style:family="text">
      <style:text-properties officeooo:rsid="0140c260"/>
    </style:style>
    <style:style style:name="T255" style:family="text">
      <style:text-properties officeooo:rsid="014131ff"/>
    </style:style>
    <style:style style:name="T256" style:family="text">
      <style:text-properties officeooo:rsid="0148c03a"/>
    </style:style>
    <style:style style:name="T257" style:family="text">
      <style:text-properties officeooo:rsid="014b0a3f"/>
    </style:style>
    <style:style style:name="T258" style:family="text">
      <style:text-properties officeooo:rsid="014975b2"/>
    </style:style>
    <style:style style:name="T259" style:family="text">
      <style:text-properties officeooo:rsid="014b57de"/>
    </style:style>
    <style:style style:name="T260" style:family="text">
      <style:text-properties officeooo:rsid="014bc7eb"/>
    </style:style>
    <style:style style:name="T261" style:family="text">
      <style:text-properties officeooo:rsid="014c5ffc"/>
    </style:style>
    <style:style style:name="T262" style:family="text">
      <style:text-properties officeooo:rsid="014d24ee"/>
    </style:style>
    <style:style style:name="T263" style:family="text">
      <style:text-properties officeooo:rsid="0215b3f0"/>
    </style:style>
    <style:style style:name="T264" style:family="text">
      <style:text-properties officeooo:rsid="014dbc1b"/>
    </style:style>
    <style:style style:name="T265" style:family="text">
      <style:text-properties officeooo:rsid="015d8791"/>
    </style:style>
    <style:style style:name="T266" style:family="text">
      <style:text-properties officeooo:rsid="014f6b42"/>
    </style:style>
    <style:style style:name="T267" style:family="text">
      <style:text-properties officeooo:rsid="01506d40"/>
    </style:style>
    <style:style style:name="T268" style:family="text">
      <style:text-properties officeooo:rsid="01521d86"/>
    </style:style>
    <style:style style:name="T269" style:family="text">
      <style:text-properties officeooo:rsid="0154a768"/>
    </style:style>
    <style:style style:name="T270" style:family="text">
      <style:text-properties officeooo:rsid="0155ddf6"/>
    </style:style>
    <style:style style:name="T271" style:family="text">
      <style:text-properties officeooo:rsid="01565b61"/>
    </style:style>
    <style:style style:name="T272" style:family="text">
      <style:text-properties officeooo:rsid="01584c91"/>
    </style:style>
    <style:style style:name="T273" style:family="text">
      <style:text-properties officeooo:rsid="027170f6"/>
    </style:style>
    <style:style style:name="T274" style:family="text">
      <style:text-properties officeooo:rsid="0157c18b"/>
    </style:style>
    <style:style style:name="T275" style:family="text">
      <style:text-properties officeooo:rsid="01594a80"/>
    </style:style>
    <style:style style:name="T276" style:family="text">
      <style:text-properties officeooo:rsid="015b0fea"/>
    </style:style>
    <style:style style:name="T277" style:family="text">
      <style:text-properties officeooo:rsid="015c6f2d"/>
    </style:style>
    <style:style style:name="T278" style:family="text">
      <style:text-properties officeooo:rsid="015f80c3"/>
    </style:style>
    <style:style style:name="T279" style:family="text">
      <style:text-properties officeooo:rsid="0160f2cd"/>
    </style:style>
    <style:style style:name="T280" style:family="text">
      <style:text-properties officeooo:rsid="01613022"/>
    </style:style>
    <style:style style:name="T281" style:family="text">
      <style:text-properties officeooo:rsid="0165aa25"/>
    </style:style>
    <style:style style:name="T282" style:family="text">
      <style:text-properties officeooo:rsid="01624f1c"/>
    </style:style>
    <style:style style:name="T283" style:family="text">
      <style:text-properties officeooo:rsid="016c2bca"/>
    </style:style>
    <style:style style:name="T284" style:family="text">
      <style:text-properties officeooo:rsid="018ebb54"/>
    </style:style>
    <style:style style:name="T285" style:family="text">
      <style:text-properties officeooo:rsid="01630a64"/>
    </style:style>
    <style:style style:name="T286" style:family="text">
      <style:text-properties officeooo:rsid="01633df0"/>
    </style:style>
    <style:style style:name="T287" style:family="text">
      <style:text-properties officeooo:rsid="0164963b"/>
    </style:style>
    <style:style style:name="T288" style:family="text">
      <style:text-properties officeooo:rsid="016a5ef1"/>
    </style:style>
    <style:style style:name="T289" style:family="text">
      <style:text-properties officeooo:rsid="016b931d"/>
    </style:style>
    <style:style style:name="T290" style:family="text">
      <style:text-properties officeooo:rsid="016e26d1"/>
    </style:style>
    <style:style style:name="T291" style:family="text">
      <style:text-properties officeooo:rsid="016f7182"/>
    </style:style>
    <style:style style:name="T292" style:family="text">
      <style:text-properties officeooo:rsid="017144b6"/>
    </style:style>
    <style:style style:name="T293" style:family="text">
      <style:text-properties officeooo:rsid="01733ce5"/>
    </style:style>
    <style:style style:name="T294" style:family="text">
      <style:text-properties officeooo:rsid="01760f28"/>
    </style:style>
    <style:style style:name="T295" style:family="text">
      <style:text-properties officeooo:rsid="01771f98"/>
    </style:style>
    <style:style style:name="T296" style:family="text">
      <style:text-properties officeooo:rsid="017c393a"/>
    </style:style>
    <style:style style:name="T297" style:family="text">
      <style:text-properties officeooo:rsid="017f97ae"/>
    </style:style>
    <style:style style:name="T298" style:family="text">
      <style:text-properties officeooo:rsid="0181dbfb"/>
    </style:style>
    <style:style style:name="T299" style:family="text">
      <style:text-properties officeooo:rsid="018432e2"/>
    </style:style>
    <style:style style:name="T300" style:family="text">
      <style:text-properties officeooo:rsid="01875f88"/>
    </style:style>
    <style:style style:name="T301" style:family="text">
      <style:text-properties officeooo:rsid="01894039"/>
    </style:style>
    <style:style style:name="T302" style:family="text">
      <style:text-properties officeooo:rsid="018d0735"/>
    </style:style>
    <style:style style:name="T303" style:family="text">
      <style:text-properties officeooo:rsid="0191c922"/>
    </style:style>
    <style:style style:name="T304" style:family="text">
      <style:text-properties officeooo:rsid="01924314"/>
    </style:style>
    <style:style style:name="T305" style:family="text">
      <style:text-properties officeooo:rsid="0192cbe2"/>
    </style:style>
    <style:style style:name="T306" style:family="text">
      <style:text-properties officeooo:rsid="0192edf7"/>
    </style:style>
    <style:style style:name="T307" style:family="text">
      <style:text-properties officeooo:rsid="019448b5"/>
    </style:style>
    <style:style style:name="T308" style:family="text">
      <style:text-properties officeooo:rsid="0198e846"/>
    </style:style>
    <style:style style:name="T309" style:family="text">
      <style:text-properties officeooo:rsid="0195b951"/>
    </style:style>
    <style:style style:name="T310" style:family="text">
      <style:text-properties officeooo:rsid="0197446c"/>
    </style:style>
    <style:style style:name="T311" style:family="text">
      <style:text-properties officeooo:rsid="01986be8"/>
    </style:style>
    <style:style style:name="T312" style:family="text">
      <style:text-properties officeooo:rsid="019c2270"/>
    </style:style>
    <style:style style:name="T313" style:family="text">
      <style:text-properties officeooo:rsid="019cac43"/>
    </style:style>
    <style:style style:name="T314" style:family="text">
      <style:text-properties officeooo:rsid="01abe7b5"/>
    </style:style>
    <style:style style:name="T315" style:family="text">
      <style:text-properties officeooo:rsid="01b19792"/>
    </style:style>
    <style:style style:name="T316" style:family="text">
      <style:text-properties officeooo:rsid="01b84788"/>
    </style:style>
    <style:style style:name="T317" style:family="text">
      <style:text-properties officeooo:rsid="019e82dd"/>
    </style:style>
    <style:style style:name="T318" style:family="text">
      <style:text-properties officeooo:rsid="019fc998"/>
    </style:style>
    <style:style style:name="T319" style:family="text">
      <style:text-properties officeooo:rsid="01a175d1"/>
    </style:style>
    <style:style style:name="T320" style:family="text">
      <style:text-properties officeooo:rsid="01b7cbf6"/>
    </style:style>
    <style:style style:name="T321" style:family="text">
      <style:text-properties officeooo:rsid="01b81072"/>
    </style:style>
    <style:style style:name="T322" style:family="text">
      <style:text-properties officeooo:rsid="01a23dc4"/>
    </style:style>
    <style:style style:name="T323" style:family="text">
      <style:text-properties officeooo:rsid="01a2dcc1"/>
    </style:style>
    <style:style style:name="T324" style:family="text">
      <style:text-properties officeooo:rsid="01a43cee"/>
    </style:style>
    <style:style style:name="T325" style:family="text">
      <style:text-properties officeooo:rsid="01afc0d1"/>
    </style:style>
    <style:style style:name="T326" style:family="text">
      <style:text-properties officeooo:rsid="01a60f28"/>
    </style:style>
    <style:style style:name="T327" style:family="text">
      <style:text-properties officeooo:rsid="01a790a7"/>
    </style:style>
    <style:style style:name="T328" style:family="text">
      <style:text-properties officeooo:rsid="01a8b834"/>
    </style:style>
    <style:style style:name="T329" style:family="text">
      <style:text-properties officeooo:rsid="01abf41b"/>
    </style:style>
    <style:style style:name="T330" style:family="text">
      <style:text-properties officeooo:rsid="01ad2047"/>
    </style:style>
    <style:style style:name="T331" style:family="text">
      <style:text-properties officeooo:rsid="01af1951"/>
    </style:style>
    <style:style style:name="T332" style:family="text">
      <style:text-properties officeooo:rsid="01b9ff1c"/>
    </style:style>
    <style:style style:name="T333" style:family="text">
      <style:text-properties officeooo:rsid="01aa2f14"/>
    </style:style>
    <style:style style:name="T334" style:family="text">
      <style:text-properties officeooo:rsid="01bda086"/>
    </style:style>
    <style:style style:name="T335" style:family="text">
      <style:text-properties officeooo:rsid="01be1d1d"/>
    </style:style>
    <style:style style:name="T336" style:family="text">
      <style:text-properties officeooo:rsid="01b56e38"/>
    </style:style>
    <style:style style:name="T337" style:family="text">
      <style:text-properties officeooo:rsid="01c02e72"/>
    </style:style>
    <style:style style:name="T338" style:family="text">
      <style:text-properties officeooo:rsid="01c28b56"/>
    </style:style>
    <style:style style:name="T339" style:family="text">
      <style:text-properties officeooo:rsid="01b75775"/>
    </style:style>
    <style:style style:name="T340" style:family="text">
      <style:text-properties officeooo:rsid="01c3f253"/>
    </style:style>
    <style:style style:name="T341" style:family="text">
      <style:text-properties officeooo:rsid="01c55a72"/>
    </style:style>
    <style:style style:name="T342" style:family="text">
      <style:text-properties officeooo:rsid="01c6248e"/>
    </style:style>
    <style:style style:name="T343" style:family="text">
      <style:text-properties officeooo:rsid="01c7486a"/>
    </style:style>
    <style:style style:name="T344" style:family="text">
      <style:text-properties officeooo:rsid="01c843c7"/>
    </style:style>
    <style:style style:name="T345" style:family="text">
      <style:text-properties officeooo:rsid="01c9fdcf"/>
    </style:style>
    <style:style style:name="T346" style:family="text">
      <style:text-properties officeooo:rsid="01ca133a"/>
    </style:style>
    <style:style style:name="T347" style:family="text">
      <style:text-properties officeooo:rsid="01cb2bda"/>
    </style:style>
    <style:style style:name="T348" style:family="text">
      <style:text-properties officeooo:rsid="01cb8103"/>
    </style:style>
    <style:style style:name="T349" style:family="text">
      <style:text-properties officeooo:rsid="01cedbbb"/>
    </style:style>
    <style:style style:name="T350" style:family="text">
      <style:text-properties officeooo:rsid="01ce60e9"/>
    </style:style>
    <style:style style:name="T351" style:family="text">
      <style:text-properties officeooo:rsid="01d2089d"/>
    </style:style>
    <style:style style:name="T352" style:family="text">
      <style:text-properties officeooo:rsid="01d3ae2e"/>
    </style:style>
    <style:style style:name="T353" style:family="text">
      <style:text-properties officeooo:rsid="02732641"/>
    </style:style>
    <style:style style:name="T354" style:family="text">
      <style:text-properties officeooo:rsid="0274614a"/>
    </style:style>
    <style:style style:name="T355" style:family="text">
      <style:text-properties officeooo:rsid="01d92c88"/>
    </style:style>
    <style:style style:name="T356" style:family="text">
      <style:text-properties officeooo:rsid="01d98962"/>
    </style:style>
    <style:style style:name="T357" style:family="text">
      <style:text-properties officeooo:rsid="0278076e"/>
    </style:style>
    <style:style style:name="T358" style:family="text">
      <style:text-properties officeooo:rsid="0218a8a1"/>
    </style:style>
    <style:style style:name="T359" style:family="text">
      <style:text-properties officeooo:rsid="02194658"/>
    </style:style>
    <style:style style:name="T360" style:family="text">
      <style:text-properties officeooo:rsid="0219b9bd"/>
    </style:style>
    <style:style style:name="T361" style:family="text">
      <style:text-properties officeooo:rsid="021acda6"/>
    </style:style>
    <style:style style:name="T362" style:family="text">
      <style:text-properties officeooo:rsid="027892c2"/>
    </style:style>
    <style:style style:name="T363" style:family="text">
      <style:text-properties officeooo:rsid="021c6b08"/>
    </style:style>
    <style:style style:name="T364" style:family="text">
      <style:text-properties officeooo:rsid="021d1461"/>
    </style:style>
    <style:style style:name="T365" style:family="text">
      <style:text-properties officeooo:rsid="0279c139"/>
    </style:style>
    <style:style style:name="T366" style:family="text">
      <style:text-properties officeooo:rsid="027ce41d"/>
    </style:style>
    <style:style style:name="T367" style:family="text">
      <style:text-properties officeooo:rsid="0220ae08"/>
    </style:style>
    <style:style style:name="T368" style:family="text">
      <style:text-properties officeooo:rsid="0221ed3d"/>
    </style:style>
    <style:style style:name="T369" style:family="text">
      <style:text-properties officeooo:rsid="0222b9ea"/>
    </style:style>
    <style:style style:name="T370" style:family="text">
      <style:text-properties officeooo:rsid="0223cbc2"/>
    </style:style>
    <style:style style:name="T371" style:family="text">
      <style:text-properties officeooo:rsid="022656fb"/>
    </style:style>
    <style:style style:name="T372" style:family="text">
      <style:text-properties officeooo:rsid="0226a835"/>
    </style:style>
    <style:style style:name="T373" style:family="text">
      <style:text-properties officeooo:rsid="02272eeb"/>
    </style:style>
    <style:style style:name="T374" style:family="text">
      <style:text-properties officeooo:rsid="0227b6ea"/>
    </style:style>
    <style:style style:name="T375" style:family="text">
      <style:text-properties officeooo:rsid="0229a266"/>
    </style:style>
    <style:style style:name="T376" style:family="text">
      <style:text-properties officeooo:rsid="022a4540"/>
    </style:style>
    <style:style style:name="T377" style:family="text">
      <style:text-properties officeooo:rsid="022ada49"/>
    </style:style>
    <style:style style:name="T378" style:family="text">
      <style:text-properties officeooo:rsid="027d64d0"/>
    </style:style>
    <style:style style:name="T379" style:family="text">
      <style:text-properties officeooo:rsid="022eb0a8"/>
    </style:style>
    <style:style style:name="T380" style:family="text">
      <style:text-properties officeooo:rsid="027fb94e"/>
    </style:style>
    <style:style style:name="T381" style:family="text">
      <style:text-properties officeooo:rsid="0280c8da"/>
    </style:style>
    <style:style style:name="T382" style:family="text">
      <style:text-properties officeooo:rsid="022f0fd8"/>
    </style:style>
    <style:style style:name="T383" style:family="text">
      <style:text-properties officeooo:rsid="0230b6f9"/>
    </style:style>
    <style:style style:name="T384" style:family="text">
      <style:text-properties officeooo:rsid="022ff3b8"/>
    </style:style>
    <style:style style:name="T385" style:family="text">
      <style:text-properties officeooo:rsid="02305a68"/>
    </style:style>
    <style:style style:name="T386" style:family="text">
      <style:text-properties officeooo:rsid="02323408"/>
    </style:style>
    <style:style style:name="T387" style:family="text">
      <style:text-properties officeooo:rsid="02334452"/>
    </style:style>
    <style:style style:name="T388" style:family="text">
      <style:text-properties officeooo:rsid="02343506"/>
    </style:style>
    <style:style style:name="T389" style:family="text">
      <style:text-properties officeooo:rsid="0235290a"/>
    </style:style>
    <style:style style:name="T390" style:family="text">
      <style:text-properties officeooo:rsid="0236858a"/>
    </style:style>
    <style:style style:name="T391" style:family="text">
      <style:text-properties officeooo:rsid="02378c8e"/>
    </style:style>
    <style:style style:name="T392" style:family="text">
      <style:text-properties officeooo:rsid="023b7334"/>
    </style:style>
    <style:style style:name="T393" style:family="text">
      <style:text-properties officeooo:rsid="023bd1b2"/>
    </style:style>
    <style:style style:name="T394" style:family="text">
      <style:text-properties officeooo:rsid="023d3569"/>
    </style:style>
    <style:style style:name="T395" style:family="text">
      <style:text-properties officeooo:rsid="023da8c4"/>
    </style:style>
    <style:style style:name="T396" style:family="text">
      <style:text-properties officeooo:rsid="023f0c26"/>
    </style:style>
    <style:style style:name="T397" style:family="text">
      <style:text-properties officeooo:rsid="023f3978"/>
    </style:style>
    <style:style style:name="T398" style:family="text">
      <style:text-properties officeooo:rsid="0240cb43"/>
    </style:style>
    <style:style style:name="T399" style:family="text">
      <style:text-properties officeooo:rsid="0242125f"/>
    </style:style>
    <style:style style:name="T400" style:family="text">
      <style:text-properties officeooo:rsid="024310f4"/>
    </style:style>
    <style:style style:name="T401" style:family="text">
      <style:text-properties officeooo:rsid="024325b5"/>
    </style:style>
    <style:style style:name="T402" style:family="text">
      <style:text-properties officeooo:rsid="0246ef07"/>
    </style:style>
    <style:style style:name="T403" style:family="text">
      <style:text-properties officeooo:rsid="0244a7d4"/>
    </style:style>
    <style:style style:name="T404" style:family="text">
      <style:text-properties officeooo:rsid="0247f1c3"/>
    </style:style>
    <style:style style:name="T405" style:family="text">
      <style:text-properties officeooo:rsid="02478337"/>
    </style:style>
    <style:style style:name="T406" style:family="text">
      <style:text-properties officeooo:rsid="024549a2"/>
    </style:style>
    <style:style style:name="T407" style:family="text">
      <style:text-properties officeooo:rsid="024a6987"/>
    </style:style>
    <style:style style:name="T408" style:family="text">
      <style:text-properties officeooo:rsid="024bdf80"/>
    </style:style>
    <style:style style:name="T409" style:family="text">
      <style:text-properties officeooo:rsid="02822b4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14 </text:span><text:span text:style-name="T2">Assignment</text:span></text:p>
      <text:p text:style-name="P1"><text:span text:style-name="T1">May 5</text:span>, 2025</text:p>
      <text:p text:style-name="P1"/>
      <text:h text:style-name="Heading_20_1" text:outline-level="1">Part 1:</text:h>
      <text:p text:style-name="P1">Supply Chain Risk Management (SCRM) is a tremendous cybersecurity concern for not only IT</text:p>
      <text:p text:style-name="P1">traditional networks, but for ICS/OT networks and systems as well. Understanding the scope of</text:p>
      <text:p text:style-name="P1">the Supply Chain Threat is critical.</text:p>
      <text:p text:style-name="P1"/>
      <text:p text:style-name="P1"><draw:frame draw:style-name="fr1" draw:name="Frame1" text:anchor-type="as-char" draw:z-index="0"><draw:text-box fo:min-height="0.0161in" fo:min-width="0.0161in"><text:h text:style-name="P2" text:outline-level="1">1.) </text:h></draw:text-box></draw:frame>Describe what supply chain security encompasses and the associated priorities?</text:p>
      <text:p text:style-name="P1"/>
      <text:p text:style-name="P1"><text:tab/><text:span text:style-name="T3">Supply chains </text:span><text:span text:style-name="T4">are subject </text:span><text:span text:style-name="T5">to </text:span><text:span text:style-name="T4">risks </text:span><text:span text:style-name="T6">as </text:span><text:span text:style-name="T4">multiple industries </text:span><text:span text:style-name="T7">and nations </text:span><text:span text:style-name="T8">have their </text:span><text:span text:style-name="T4">own priorities and potential </text:span><text:span text:style-name="T9">to be </text:span><text:span text:style-name="T4">subverted such as in cyber attack</text:span><text:span text:style-name="T10">s</text:span><text:span text:style-name="T4">. </text:span><text:span text:style-name="T11">Supply chain risk management (SCRM) in an ICS/OT environment requires assessing and mitigating risk from </text:span><text:span text:style-name="T9">multiple </text:span><text:span text:style-name="T11">suppliers </text:span><text:span text:style-name="T12">and often has </text:span><text:span text:style-name="T13">strict</text:span><text:span text:style-name="T12">er</text:span><text:span text:style-name="T13"> requirements due to the critical nature that ICS/OT </text:span><text:span text:style-name="T14">systems </text:span><text:span text:style-name="T13">operate </text:span><text:span text:style-name="T15">within</text:span><text:span text:style-name="T13">. </text:span><text:span text:style-name="T16">ICS/OT systems have limited patch windows in deployment which makes finding vulnerabilities beforehand important. </text:span><text:span text:style-name="T17">Priorities include authenticating </text:span><text:span text:style-name="T18">hardware and softw</text:span><text:span text:style-name="T19">a</text:span><text:span text:style-name="T18">re </text:span><text:span text:style-name="T20">components, </text:span><text:span text:style-name="T18">making sure they are not tampered with or have backdoors, </text:span><text:span text:style-name="T21">and ensuring that the parts remain accessible and </text:span><text:span text:style-name="T22">meet required performance standards</text:span><text:span text:style-name="T23">. </text:span><text:span text:style-name="T24">Because ICS/OT parts are often </text:span><text:span text:style-name="T25">used for many years, </text:span><text:span text:style-name="T26">discovering problems </text:span><text:span text:style-name="T27">or vulnerabilities in components </text:span><text:span text:style-name="T28">can be costly and could compromise critical systems sensitive to uptime </text:span><text:span text:style-name="T29">disturbances. </text:span><text:span text:style-name="T30">Trustworthiness and transparency are important priorities in choosing suppliers, </text:span><text:span text:style-name="T31">and if possible redundant suppliers should be sought out. </text:span><text:span text:style-name="T32">Aspen </text:span><text:span text:style-name="T33">Cybersecurity</text:span><text:span text:style-name="T32"> notes that over reliance on a particular country or supplier </text:span><text:span text:style-name="T34">could </text:span><text:span text:style-name="T35">cause </text:span><text:span text:style-name="T36">restrictions in obtaining certain parts that could cripple a</text:span><text:span text:style-name="T37">n installation or industry. </text:span></text:p>
      <text:p text:style-name="P1"/>
      <text:p text:style-name="P1"><draw:frame draw:style-name="fr1" draw:name="Frame2" text:anchor-type="as-char" draw:z-index="1"><draw:text-box fo:min-height="0.0161in" fo:min-width="0.0161in"><text:h text:style-name="P2" text:outline-level="1">2.) </text:h></draw:text-box></draw:frame>Explain what are some of the obstacles to achieve supply chain security?</text:p>
      <text:p text:style-name="P1"/>
      <text:p text:style-name="P3"><text:tab/><text:span text:style-name="T38">Reliable and secure supply chains are achieved by transparency, information, and choice according to Aspen </text:span><text:span text:style-name="T39">Cybersecurity Group. </text:span><text:span text:style-name="T40">Preventing compromised components for critical applications requires the supplier to </text:span><text:span text:style-name="T41">be transparent about their sources and processes, and potentially a chain of c</text:span><text:span text:style-name="T42">ustody for sensitive components. </text:span><text:span text:style-name="T43">The purchaser would ideally have information about the processes involved in creating and securing the </text:span><text:span text:style-name="T44">goods they are purchasing, and be aware of the </text:span><text:span text:style-name="T45">risks involved in their suppliers' operations. It is also crucial to have alternatives, </text:span><text:span text:style-name="T46">such as </text:span><text:span text:style-name="T47">a </text:span><text:span text:style-name="T48">sourcing materials</text:span><text:span text:style-name="T47"> </text:span><text:span text:style-name="T46">from </text:span><text:span text:style-name="T49">a </text:span><text:span text:style-name="T46">different region. </text:span><text:span text:style-name="T50">F</text:span><text:span text:style-name="T46">or example, </text:span><text:span text:style-name="T51">changing </text:span><text:span text:style-name="T7">trade </text:span><text:span text:style-name="T51">agreements </text:span><text:span text:style-name="T52">or risk </text:span><text:span text:style-name="T53">factors can force companies to find new suppliers</text:span><text:span text:style-name="T51">. </text:span><text:span text:style-name="T54">Since governments </text:span><text:span text:style-name="T55">and agencies often </text:span><text:span text:style-name="T54">produce regulations independently, </text:span><text:span text:style-name="T56">and often </text:span><text:span text:style-name="T57">react </text:span><text:span text:style-name="T56">slowly, </text:span><text:span text:style-name="T58">supply chain security could be </text:span><text:span text:style-name="T59">enhanced </text:span><text:span text:style-name="T58">by </text:span><text:span text:style-name="T60">several large scale changes </text:span><text:span text:style-name="T58">according to Aspen. </text:span><text:span text:style-name="T61">First, by </text:span><text:span text:style-name="T58">expanding market competition to afford better access to parts that meet security standards, </text:span><text:span text:style-name="T62">which helps</text:span><text:span text:style-name="T63"> address</text:span><text:span text:style-name="T58"> customer demand for more secure technology. </text:span><text:span text:style-name="T64">Also, </text:span><text:span text:style-name="T65">there should be</text:span><text:span text:style-name="T66"> processes for securing supply chains with better organizational risk management </text:span><text:span text:style-name="T67">such as increasing security standards and employing more advanced best practices to minimize the chances of vulnerabilities introduced by suppliers. </text:span><text:span text:style-name="T68">Some </text:span><text:span text:style-name="T69">other </text:span><text:span text:style-name="T68">proposed models include security labeling like a certification process </text:span><text:span text:style-name="T70">to aid consumers</text:span><text:span text:style-name="T68">, a software bill of materials, </text:span><text:span text:style-name="T71">and</text:span><text:span text:style-name="T68"> testing centers to independently verify security of certain components. </text:span></text:p>
      <text:p text:style-name="P1"/>
      <text:p text:style-name="P1"><text:soft-page-break/><draw:frame draw:style-name="fr1" draw:name="Frame3" text:anchor-type="as-char" draw:z-index="2"><draw:text-box fo:min-height="0.0161in" fo:min-width="0.0161in"><text:h text:style-name="P2" text:outline-level="1">3.) </text:h></draw:text-box></draw:frame>How do Original Equipment Manufacturers (OEM)/Vendors expose consumers and</text:p>
      <text:p text:style-name="P1">industrial sectors to risks and potential exploits?</text:p>
      <text:p text:style-name="P1"/>
      <text:p text:style-name="P1"><text:tab/><text:span text:style-name="T72">Manufacturers and vendors make d</text:span><text:span text:style-name="T73">esign </text:span><text:span text:style-name="T74">decisions </text:span><text:span text:style-name="T73">and </text:span><text:span text:style-name="T75">use </text:span><text:span text:style-name="T76">dependencies </text:span><text:span text:style-name="T75">that </text:span><text:span text:style-name="T74">can introduce </text:span><text:span text:style-name="T77">vulnerabilities </text:span><text:span text:style-name="T78">to the customer </text:span><text:span text:style-name="T79">that are </text:span><text:span text:style-name="T80">often </text:span><text:span text:style-name="T79">difficult to detect or modify. </text:span><text:span text:style-name="T81">Vendor</text:span><text:span text:style-name="T82">s’ </text:span><text:span text:style-name="T81">default settings </text:span><text:span text:style-name="T82">can provide weak security </text:span><text:span text:style-name="T83">that are often left in place. </text:span><text:span text:style-name="T84">According to the INL, </text:span><text:span text:style-name="T85">many thousands of devices are online and accessible using default passwords available through the user manual that attackers take advantage of as low hanging fruit. </text:span><text:span text:style-name="T86">This can </text:span><text:span text:style-name="T87">provide </text:span><text:span text:style-name="T86">a point of entry that escalates into lateral movement.</text:span><text:span text:style-name="T85"> </text:span><text:span text:style-name="T88">V</text:span><text:span text:style-name="T89">endors are </text:span><text:span text:style-name="T88">also</text:span><text:span text:style-name="T89"> slow or resistant to acknowledge or </text:span><text:span text:style-name="T90">patch</text:span><text:span text:style-name="T89"> known vulnerabilities. </text:span><text:span text:style-name="T91">This is e</text:span><text:span text:style-name="T92">specially </text:span><text:span text:style-name="T91">important </text:span><text:span text:style-name="T92">in ICS settings where equipment and software can be used unchanged for years, this opens the door to risks </text:span><text:span text:style-name="T93">where </text:span><text:span text:style-name="T94">well </text:span><text:span text:style-name="T92">established components </text:span><text:span text:style-name="T93">are used without patches </text:span><text:span text:style-name="T95">long after vulnerabilities are discovered</text:span><text:span text:style-name="T92">.</text:span><text:span text:style-name="T89"> </text:span><text:span text:style-name="T96">While it is the </text:span><text:span text:style-name="T97">users’s </text:span><text:span text:style-name="T96">responsibility to secure the environment and isolate devices, </text:span><text:span text:style-name="T98">some </text:span><text:span text:style-name="T99">challenges </text:span><text:span text:style-name="T100">can only be </text:span><text:span text:style-name="T101">fixed by the vendor, </text:span><text:span text:style-name="T102">and customers </text:span><text:span text:style-name="T103">must </text:span><text:span text:style-name="T102">wait for updated firmware to address </text:span><text:span text:style-name="T104">exploitable </text:span><text:span text:style-name="T105">flaws in their system</text:span><text:span text:style-name="T106">. </text:span><text:span text:style-name="T107">V</text:span><text:span text:style-name="T108">endor updates </text:span><text:span text:style-name="T107">also </text:span><text:span text:style-name="T109">present </text:span><text:span text:style-name="T108">issues </text:span><text:span text:style-name="T110">with </text:span><text:span text:style-name="T108">the uptime and </text:span><text:span text:style-name="T111">reliability </text:span><text:span text:style-name="T112">requirements </text:span><text:span text:style-name="T111">of </text:span><text:span text:style-name="T113">an OT environment, </text:span><text:span text:style-name="T114">and businesses can only hope the supplier performed adequate </text:span><text:span text:style-name="T115">testing </text:span><text:span text:style-name="T114">before </text:span><text:span text:style-name="T116">deployment. </text:span></text:p>
      <text:p text:style-name="P4"/>
      <text:p text:style-name="P4"><draw:frame draw:style-name="fr1" draw:name="Frame4" text:anchor-type="as-char" draw:z-index="3"><draw:text-box fo:min-height="0.0161in" fo:min-width="0.0161in"><text:h text:style-name="P2" text:outline-level="1">4.) </text:h></draw:text-box></draw:frame>What are four (4) potential supply chain risk management techniques to employ? How would you deploy them?</text:p>
      <text:p text:style-name="P4"/>
      <text:p text:style-name="P5"><text:tab/><text:span text:style-name="T117">E</text:span><text:span text:style-name="T118">mploying the latest best practices and security standards can minimize </text:span><text:span text:style-name="T119">risk </text:span><text:span text:style-name="T120">when dealing with vendors, </text:span><text:span text:style-name="T121">since even trusted vendors can be compromised </text:span><text:span text:style-name="T122">or make mistakes. </text:span><text:span text:style-name="T123">Though zero trust is impossible to achieve </text:span><text:span text:style-name="T124">when relying on vendors, </text:span><text:span text:style-name="T125">there can be some insulation to the effects of </text:span><text:span text:style-name="T126">compromised components through strong security practices </text:span><text:span text:style-name="T127">like secure boot and code/driver signing. </text:span><text:span text:style-name="T128">Next, a continuous verification and testing process can </text:span><text:span text:style-name="T129">reveal problems and vulnerabilities </text:span><text:span text:style-name="T130">in components</text:span><text:span text:style-name="T129"> </text:span><text:span text:style-name="T131">before installing them </text:span><text:span text:style-name="T132">as </text:span><text:span text:style-name="T133">long lived </text:span><text:span text:style-name="T129">components in ICS/OT. </text:span><text:span text:style-name="T134">Discovering tampering early can save on costs, and regularly </text:span><text:span text:style-name="T135">performing integrity checks can discover or prevent cyber attacks on critical components. </text:span><text:span text:style-name="T136">Third, s</text:span><text:span text:style-name="T137">upplier</text:span><text:span text:style-name="T138">s</text:span><text:span text:style-name="T139"> might be required to perform </text:span><text:span text:style-name="T140">integrity checks or have the components independently tested. </text:span><text:span text:style-name="T141">This might also include a chain of custody for </text:span><text:span text:style-name="T142">critical components.</text:span><text:span text:style-name="T136"> Lastly</text:span><text:span text:style-name="T143">, </text:span><text:span text:style-name="T144">o</text:span><text:span text:style-name="T145">versight and transparency from the supplier should be </text:span><text:span text:style-name="T146">evaluated with regular security audits and </text:span><text:span text:style-name="T147">verification that they are adhering </text:span><text:span text:style-name="T146">to regulations like ISO standards and certifications. </text:span><text:span text:style-name="T148">Th</text:span><text:span text:style-name="T149">e </text:span><text:span text:style-name="T148">customer </text:span><text:span text:style-name="T149">should </text:span><text:span text:style-name="T148">confirm that the </text:span><text:span text:style-name="T150">integrity checks and </text:span><text:span text:style-name="T151">results from audits match expectations </text:span><text:span text:style-name="T152">and the customer should be ready to have backup suppliers </text:span><text:span text:style-name="T153">or </text:span><text:span text:style-name="T154">testing </text:span><text:span text:style-name="T155">services</text:span><text:span text:style-name="T154"> ready.</text:span></text:p>
      <text:p text:style-name="P1"/>
      <text:h text:style-name="Heading_20_1" text:outline-level="1">Part 2:</text:h>
      <text:p text:style-name="P1">There are several ICS/OT common protocols used today. Pick four (4) from the following list</text:p>
      <text:p text:style-name="P1">of protocols: Common Industrial Protocol (CIP), MODBUS, Distributed Network Protocol 3</text:p>
      <text:p text:style-name="P1">(DNP3), Profibus (PROcess Field BUS), Profinet (PROcess Field NETwork), Open Platform</text:p>
      <text:p text:style-name="P1">Communication (OPC), Highway Addressable Remote Transducer (HART), Inter-control Center</text:p>
      <text:p text:style-name="P1">Communication Protocol (ICCP), and Building Automation and Control Network (BACnet) and</text:p>
      <text:p text:style-name="P1">do the following; Research each protocol and tell me a bit about it, things like: what are the</text:p>
      <text:p text:style-name="P1">transmission modes, what are some of the message framing and checking methods used, what</text:p>
      <text:p text:style-name="P1">are the data and control functions, roles/purposes, implementations/architectures for using</text:p>
      <text:p text:style-name="P1">them, possible standards, classifications, strengths/weaknesses, and more. Go into a fair bit of</text:p>
      <text:p text:style-name="P1">detail, more than what appears from the first Google search or document researched. 3-4</text:p>
      <text:p text:style-name="P1">paragraphs for each is good.</text:p>
      <text:p text:style-name="P1"><text:soft-page-break/></text:p>
      <text:p text:style-name="P1"/>
      <text:h text:style-name="Heading_20_2" text:outline-level="2">MODBUS</text:h>
      <text:p text:style-name="P6"/>
      <text:p text:style-name="P6"><text:tab/><text:span text:style-name="T156">MODBUS has been used widely </text:span><text:span text:style-name="T157">since it was introduced in 1979 to work with PLCs </text:span><text:span text:style-name="T158">and is still in use today for its simplicity and support.</text:span><text:span text:style-name="T157"> It can now </text:span><text:span text:style-name="T159">communicate over </text:span><text:span text:style-name="T157">Ethernet as well as serial </text:span><text:span text:style-name="T160">transmissions </text:span><text:span text:style-name="T161">to support serial </text:span><text:span text:style-name="T162">(RTU/ASCII)</text:span><text:span text:style-name="T161">, TCP/IP, and UDP transport</text:span><text:span text:style-name="T160">. </text:span><text:span text:style-name="T163">It uses a master/slave or client/server model where the master issues requests that the slave devices respond to </text:span><text:span text:style-name="T164">in a polling cycle</text:span><text:span text:style-name="T165">. MODBUS over TCP/IP using Ethernet allows for integration into more modern IT environments but comes at the cost of security where the protocol does not specifically support </text:span><text:span text:style-name="T166">encryption or authentication </text:span><text:span text:style-name="T167">methods in polling devices or establishing connections </text:span><text:span text:style-name="T168">while being integrated into </text:span><text:span text:style-name="T169">a network where attacks might leverage these weaknesses</text:span><text:span text:style-name="T167">. </text:span><text:span text:style-name="T170">While the serial communication methods use checks like CRC and LRC to verify the message </text:span><text:span text:style-name="T171">integrity, </text:span><text:span text:style-name="T172">they do not prevent malicious changes. C</text:span><text:span text:style-name="T173">onnections over Ethernet </text:span><text:span text:style-name="T174">are also </text:span><text:span text:style-name="T173">vulnerable to injection or manipulation attacks </text:span><text:span text:style-name="T175">as they lack application layer validation. </text:span></text:p>
      <text:p text:style-name="P6"/>
      <text:p text:style-name="P7"><text:tab/>MODBUS <text:span text:style-name="T176">functions were designed for serial communication </text:span><text:span text:style-name="T177">with </text:span><text:span text:style-name="T176">slow transmission speeds </text:span><text:span text:style-name="T178">when </text:span><text:span text:style-name="T176">reading from </text:span><text:span text:style-name="T178">analog devices and </text:span><text:span text:style-name="T179">direct from </text:span><text:span text:style-name="T176">registers, </text:span><text:span text:style-name="T180">making MODBUS able to read and write messages between the server and clients but without any access control or metadata associated with the </text:span><text:span text:style-name="T181">commands. </text:span><text:span text:style-name="T182">So anyone with control over the commands on the network can communicate over the protocol </text:span><text:span text:style-name="T183">and </text:span><text:span text:style-name="T182">manipulate the devices. </text:span></text:p>
      <text:p text:style-name="P7"/>
      <text:p text:style-name="P7"><text:tab/><text:span text:style-name="T184">The MODBUS standard defines a Protocol Data Unit </text:span><text:span text:style-name="T185">(PDU)</text:span><text:span text:style-name="T184"> that includes a byte for the function code, follow</text:span><text:span text:style-name="T186">ed</text:span><text:span text:style-name="T184"> by 252 bytes of function data for the slave device to use in responding to the function request defined in the function code. </text:span><text:span text:style-name="T187">These types of functions might be to read or write units of data from coils, registers, or other data from memory. </text:span><text:span text:style-name="T188">The slave device then uses a state </text:span><text:span text:style-name="T189">flow like a state </text:span><text:span text:style-name="T188">diagram </text:span><text:span text:style-name="T161">depending on the request, </text:span><text:span text:style-name="T190">including handling exception codes. </text:span><text:span text:style-name="T191">T</text:span><text:span text:style-name="T185">he </text:span><text:span text:style-name="T191">standard also defines an </text:span><text:span text:style-name="T185">Application Data Unit (ADU) </text:span><text:span text:style-name="T192">containing </text:span><text:span text:style-name="T193">a </text:span><text:span text:style-name="T192">PDU </text:span><text:span text:style-name="T194">in order </text:span><text:span text:style-name="T195">to use serial, TCP, and UDP transport to transmit the data across these layers and are tailored to each <text:s/></text:span><text:span text:style-name="T196">transport </text:span><text:span text:style-name="T195">protocol. </text:span><text:span text:style-name="T197">Each unit includes error checking for reliability, </text:span><text:span text:style-name="T198">and is formed by concatenating headers and IDs with a PDU to transmit the </text:span><text:span text:style-name="T199">application code and data to the slave devices over the </text:span><text:span text:style-name="T200">chosen </text:span><text:span text:style-name="T199">transport. </text:span></text:p>
      <text:p text:style-name="P7"/>
      <text:p text:style-name="P7"><text:tab/><text:span text:style-name="T201">While MODBUS is not an advanced protocol </text:span><text:span text:style-name="T202">and does not have </text:span><text:span text:style-name="T203">inbuilt security </text:span><text:span text:style-name="T204">or confidentiality guarantees, it can still be serviceable by using </text:span><text:span text:style-name="T205">air gapped environments. </text:span><text:span text:style-name="T206">Though recently </text:span><text:span text:style-name="T207">this has been less secure, such as </text:span><text:span text:style-name="T208">with</text:span><text:span text:style-name="T207"> Stuxnet infiltrating an air gapped system by using USB devices. </text:span><text:span text:style-name="T209">MODBUS does have many drawbacks such as the lack of CIA mechanisms, no way to verify the source of a command received, and the modern integration with Ethernet may pose further </text:span><text:span text:style-name="T210">integrity violat</text:span><text:span text:style-name="T211">ions </text:span><text:span text:style-name="T212">without carefully designed security </text:span><text:span text:style-name="T213">measures. </text:span></text:p>
      <text:p text:style-name="P6"/>
      <text:h text:style-name="Heading_20_2" text:outline-level="2">OPC UA</text:h>
      <text:p text:style-name="P6"/>
      <text:p text:style-name="P6"><text:tab/><text:span text:style-name="T214">OPC Unified Architecture is a more modern and flexible protocol </text:span><text:span text:style-name="T215">than MODBUS </text:span><text:span text:style-name="T214">that supports several transport methods like binary, HTTPS, and MQTT. </text:span><text:span text:style-name="T216">Th</text:span><text:span text:style-name="T217">e </text:span><text:span text:style-name="T218">OPC work group was founded in 1994 from software and hardware vendors in industrial automation. </text:span><text:span text:style-name="T219">OPC UA was published in 2006 and attempted to move away from depending on Windows. </text:span><text:span text:style-name="T220">It supports client/server as well as publish/subscriber </text:span><text:span text:style-name="T221">models </text:span><text:span text:style-name="T222">and implements security measures like authentication, signing, and </text:span><text:soft-page-break/><text:span text:style-name="T222">encryption. </text:span><text:span text:style-name="T223">The OPC group also defines an information model including types and methods to make </text:span><text:span text:style-name="T224">integrating with </text:span><text:span text:style-name="T225">business processes and higher levels of the Purdue model </text:span><text:span text:style-name="T226">easier. </text:span><text:span text:style-name="T227">For example </text:span><text:span text:style-name="T228">business logic can define client specifications which are </text:span><text:span text:style-name="T229">then </text:span><text:span text:style-name="T227">sent to the PLC directly </text:span><text:span text:style-name="T230">using the information model throughout the layers.</text:span></text:p>
      <text:p text:style-name="P6"/>
      <text:p text:style-name="P6"><text:tab/><text:span text:style-name="T231">Unlike MODBUS, OPC UA includes methods for authentication and encryption which </text:span><text:span text:style-name="T232">vastly increases security in ICS/OT environments. </text:span><text:span text:style-name="T233">For example HTTPS transport using REST endpoints can use OAuth2 and other standard authentication </text:span><text:span text:style-name="T234">methods. </text:span><text:span text:style-name="T235">Messages are also signed and encrypted using X.509 certificates </text:span><text:span text:style-name="T236">which enable trust and authentication of </text:span><text:span text:style-name="T237">message signers and </text:span><text:span text:style-name="T238">protects messages in transit from being </text:span><text:span text:style-name="T239">read or </text:span><text:span text:style-name="T238">manipulated. </text:span><text:span text:style-name="T240">In addition to the communication layer to establish secure communications, the application layer authenticates users and </text:span><text:span text:style-name="T241">provides access control methods </text:span><text:span text:style-name="T242">such as a role based access control scheme that </text:span><text:span text:style-name="T243">a company might implement and maintain for its employees </text:span><text:span text:style-name="T244">and contractors. </text:span><text:span text:style-name="T245">This</text:span><text:span text:style-name="T244"> further enhances security and provid</text:span><text:span text:style-name="T246">es </text:span><text:span text:style-name="T247">a mechanism to log and audit </text:span><text:span text:style-name="T248">events as well as detect anomalies such as with an IPS. </text:span></text:p>
      <text:p text:style-name="P6"/>
      <text:p text:style-name="P6"><text:tab/><text:span text:style-name="T249">However security using OPC UA</text:span><text:span text:style-name="T250"> relies on proper implementation and mismanaged certificates </text:span><text:span text:style-name="T251">or</text:span><text:span text:style-name="T250"> permissions can still </text:span><text:span text:style-name="T252">allow </text:span><text:span text:style-name="T250">an attacker to </text:span><text:span text:style-name="T253">read and manipulate data </text:span><text:span text:style-name="T254">as well as control </text:span><text:span text:style-name="T255">systems. </text:span><text:span text:style-name="T256">OPC UA seems to be designed for large </text:span><text:span text:style-name="T257">scale </text:span><text:span text:style-name="T256">vertical integration </text:span><text:span text:style-name="T258">and </text:span><text:span text:style-name="T259">smaller </text:span><text:span text:style-name="T260">implementations might strip out features for convenience or simplicity </text:span><text:span text:style-name="T261">that could make the </text:span><text:span text:style-name="T262">protocol more insecure. </text:span><text:span text:style-name="T263">There are also existing vulnerabilities that could leak sensitive information, lead to denial of service, or allow for code execution. </text:span></text:p>
      <text:p text:style-name="P6"/>
      <text:h text:style-name="Heading_20_2" text:outline-level="2">PROFIBUS</text:h>
      <text:p text:style-name="P6"/>
      <text:p text:style-name="P6"><text:tab/><text:span text:style-name="T264">Similar in age and design to MODBUS, PROFIBUS was designed in </text:span><text:span text:style-name="T265">Germany in 1987</text:span><text:span text:style-name="T264"> </text:span><text:span text:style-name="T266">for serial communication in automation deployments. </text:span><text:span text:style-name="T267">In hazardous environments, the Process Automation (PA) variant communicates very slowly at 31.25 Kbps, but the power and data lines are the same </text:span><text:span text:style-name="T268">two </text:span><text:span text:style-name="T267">wires, </text:span><text:span text:style-name="T269">which limits the power and speed, but </text:span><text:span text:style-name="T270">provides </text:span><text:span text:style-name="T271">assurance that extreme </text:span><text:span text:style-name="T272">cases</text:span><text:span text:style-name="T271"> </text:span><text:span text:style-name="T272">(like explosive environments) </text:span><text:span text:style-name="T271">remain safe, and compared to MODBUS requires no additional containment </text:span><text:span text:style-name="T273">measures</text:span><text:span text:style-name="T271">. </text:span><text:span text:style-name="T274">In PA, the deployment </text:span><text:span text:style-name="T275">could</text:span><text:span text:style-name="T274"> use a star topology </text:span><text:span text:style-name="T276">since the speed is limited.</text:span></text:p>
      <text:p text:style-name="P6"><text:tab/></text:p>
      <text:p text:style-name="P8"><text:tab/><text:span text:style-name="T277">In </text:span><text:span text:style-name="T278">Decentralized Peripherals (DP), </text:span><text:span text:style-name="T279">an RS-485 serial connection and powered links/repeaters are used to </text:span><text:span text:style-name="T280">support</text:span><text:span text:style-name="T279"> </text:span><text:span text:style-name="T281">up to 32 devices </text:span><text:span text:style-name="T279">on a single bus </text:span><text:span text:style-name="T282">and can reach speeds of 12 Mbps. </text:span><text:span text:style-name="T283">Newer</text:span><text:span text:style-name="T282"> implementations </text:span><text:span text:style-name="T283">like </text:span><text:span text:style-name="T284">PROFINET</text:span><text:span text:style-name="T283"> </text:span><text:span text:style-name="T282">can also use Ethernet and </text:span><text:span text:style-name="T285">like the other protocols, </text:span><text:span text:style-name="T286">it can connect and relay data from slave devices </text:span><text:span text:style-name="T287">like PLCs and sensors. </text:span><text:span text:style-name="T288">Like MODBUS, </text:span><text:span text:style-name="T289">PROFIBUS is a simple </text:span><text:span text:style-name="T283">protocol and includes no direct methods for authentication or encryption. However mo</text:span><text:span text:style-name="T290">dern </text:span><text:span text:style-name="T291">approaches using </text:span><text:span text:style-name="T284">PROFINET</text:span><text:span text:style-name="T291"> and associated services from the protocol group can use certificates to sign </text:span><text:span text:style-name="T292">a container file, where the contents can be validated and authenticated. </text:span><text:span text:style-name="T293">This can remedy some security concerns like </text:span><text:span text:style-name="T294">the ability to verify that configurations match </text:span><text:span text:style-name="T295">expectations </text:span><text:span text:style-name="T296">from a trusted signer. </text:span></text:p>
      <text:p text:style-name="P6"/>
      <text:p text:style-name="P8"><text:tab/><text:span text:style-name="T264">PROFIBUS</text:span><text:span text:style-name="T297"> </text:span><text:span text:style-name="T298">communications can be read by anyone with access to the bus line which enables attacks like message injection, and denial of service. Integrating with Ethernet is not inherently safer, </text:span><text:span text:style-name="T299">and </text:span><text:span text:style-name="T300">the </text:span><text:span text:style-name="T301">deployment </text:span><text:span text:style-name="T299">needs to be segmented </text:span><text:span text:style-name="T302">from the IT infrastructure to maintain security of the bus contents. </text:span><text:span text:style-name="T303">Each frame o</text:span><text:span text:style-name="T304">n the line contains synchronization information to keep the serial flow of information in sequence, </text:span><text:span text:style-name="T305">as well as address and data fields, and CRC integrity checks </text:span><text:span text:style-name="T306">to verify the contents arrive as expected. </text:span><text:span text:style-name="T307">Multiple masters </text:span><text:span text:style-name="T308">can be used by rotating</text:span><text:span text:style-name="T307"> token</text:span><text:span text:style-name="T308">s which are</text:span><text:span text:style-name="T307"> pas</text:span><text:span text:style-name="T308">sed </text:span><text:span text:style-name="T307">to avoid </text:span><text:soft-page-break/><text:span text:style-name="T307">collisions on the serial bus. </text:span><text:span text:style-name="T309">Cyclic updates can be used to read and write process variables, and </text:span><text:span text:style-name="T310">it is also possible to read diagnostics and other data </text:span><text:span text:style-name="T311">a</text:span><text:span text:style-name="T309">cyclic</text:span><text:span text:style-name="T311">ly</text:span><text:span text:style-name="T310">. </text:span></text:p>
      <text:p text:style-name="P6"/>
      <text:h text:style-name="Heading_20_2" text:outline-level="2">BACnet</text:h>
      <text:p text:style-name="P6"/>
      <text:p text:style-name="P9"><text:tab/><text:span text:style-name="T312">BACnet is a building automation system protocol </text:span><text:span text:style-name="T313">designed by a refrigerant industry group and adopted by ANSI and ISO. </text:span><text:span text:style-name="T314">It is </text:span><text:span text:style-name="T315">widely </text:span><text:span text:style-name="T314">used in “smart” buildings to control lighting, security, and HVAC controls </text:span><text:span text:style-name="T316">including US government buildings</text:span><text:span text:style-name="T314">. </text:span><text:span text:style-name="T317">The protocol represents devices and information as predefined object </text:span><text:span text:style-name="T318">types </text:span><text:span text:style-name="T319">to enhance interoperability </text:span><text:span text:style-name="T320">between vendors </text:span><text:span text:style-name="T321">and between different product categories</text:span><text:span text:style-name="T319">. </text:span></text:p>
      <text:p text:style-name="P9"/>
      <text:p text:style-name="P10"><text:span text:style-name="T322"><text:tab/>BACnet can be used over </text:span><text:span text:style-name="T323">several network </text:span><text:span text:style-name="T324">types</text:span><text:span text:style-name="T323"> like </text:span><text:span text:style-name="T325">serial,</text:span><text:span text:style-name="T322"> Ethernet, Zigbee, and ARCnet </text:span><text:span text:style-name="T326">including over standard IP networks</text:span><text:span text:style-name="T322">. </text:span><text:span text:style-name="T326">The BACnet/SC variant </text:span><text:span text:style-name="T327">increases security </text:span><text:span text:style-name="T328">at the </text:span><text:span text:style-name="T329">application</text:span><text:span text:style-name="T328"> layer with </text:span><text:span text:style-name="T330">TLS </text:span><text:span text:style-name="T328">encryption </text:span><text:span text:style-name="T331">(at the transport layer)</text:span><text:span text:style-name="T328"> </text:span><text:span text:style-name="T332">over WebSockets </text:span><text:span text:style-name="T328">to protect </text:span><text:span text:style-name="T333">data in transit, </text:span><text:span text:style-name="T334">prevent</text:span><text:span text:style-name="T335">ing </text:span><text:span text:style-name="T334">manipulation </text:span><text:span text:style-name="T335">and device access</text:span><text:span text:style-name="T333">. </text:span><text:span text:style-name="T336">This enables existing IP infrastructure to securely </text:span><text:span text:style-name="T337">add </text:span><text:span text:style-name="T336">BACnet </text:span><text:span text:style-name="T338">and more frequently </text:span><text:span text:style-name="T336">with cloud </text:span><text:span text:style-name="T339">integrations. </text:span><text:span text:style-name="T340">While BACnet/SC </text:span><text:span text:style-name="T341">adoption is ongoing, existing implementations have lagging security. For example, </text:span><text:span text:style-name="T342">BACnet devices accept unauthenticated messages and misconfiguration can expose </text:span><text:span text:style-name="T343">devices that may be directly controllable from outside the network. </text:span></text:p>
      <text:p text:style-name="P10"/>
      <text:p text:style-name="P10"><text:tab/><text:span text:style-name="T344">In a DEFCON presentation in 2019, </text:span><text:span text:style-name="T345">a security researcher was able to inject JS code into a BACnet device </text:span><text:span text:style-name="T346">via a web application </text:span><text:span text:style-name="T347">and use the BACnet code stored in an attached database to achieve persistence. </text:span><text:span text:style-name="T348">This includes the ability to modify the BACnet device configurations and the code </text:span><text:span text:style-name="T349">involved in </text:span><text:span text:style-name="T348">controll</text:span><text:span text:style-name="T350">er </text:span><text:span text:style-name="T348">applications. </text:span><text:span text:style-name="T351">When the researcher contacted the BACnet group, </text:span><text:span text:style-name="T352">he received no reply. </text:span><text:span text:style-name="T353">In an ICS/OT environment this is an alarming response, </text:span><text:span text:style-name="T354">and the </text:span><text:span text:style-name="T355">vulnerable protocol </text:span><text:span text:style-name="T356">is in widespread use including </text:span><text:span text:style-name="T357">in </text:span><text:span text:style-name="T356">government facilities. </text:span></text:p>
      <text:h text:style-name="Heading_20_1" text:outline-level="1">Part 3:</text:h>
      <text:p text:style-name="P1">Discuss three (3) ICS/OT cybersecurity concerns with the various OT proprietary and open</text:p>
      <text:p text:style-name="P1">protocols used? Support your reasoning/answer.</text:p>
      <text:p text:style-name="P1"/>
      <text:p text:style-name="P1"><text:tab/><text:span text:style-name="T358">Many of the most widely adopted </text:span><text:span text:style-name="T359">protocols are insecure or do not include security concerns in their design and implementation. </text:span><text:span text:style-name="T360">MODBUS, PROFIBUS, and BACnet </text:span><text:span text:style-name="T361">have their origins in older segmented serial connections. </text:span><text:span text:style-name="T362">However i</text:span><text:span text:style-name="T363">n many ICS/OT environments like automation, </text:span><text:span text:style-name="T364">modern transport over Etherne</text:span><text:span text:style-name="T365">t </text:span><text:span text:style-name="T364">no longer segments the ICS traffic, </text:span><text:span text:style-name="T366">exposing the traffic to broader access</text:span><text:span text:style-name="T364">. </text:span><text:span text:style-name="T367">Without authentication and encryption, </text:span><text:span text:style-name="T368">anyone who gains </text:span><text:span text:style-name="T369">the ability to issue commands can read and write </text:span><text:span text:style-name="T370">to devices which enables an attacker to gather information or perform actions. </text:span><text:span text:style-name="T371">In the INL document, the group write</text:span><text:span text:style-name="T372">s</text:span><text:span text:style-name="T371"> that “Common </text:span>and long-established ICS protocols such as Modbus and DNP3 used throughout the power system have little or no security measures: lacking authentication capabilities, messages may be intercepted, spoofed, or altered, potentially causing a dangerous event in an operations environment”. <text:span text:style-name="T371">(INL, 2016).</text:span></text:p>
      <text:p text:style-name="P1"/>
      <text:p text:style-name="P11"><text:tab/><text:span text:style-name="T372">Even when protocols build methods for secure communications such as </text:span><text:span text:style-name="T373">OPC UA using certificates and encryption to </text:span><text:span text:style-name="T374">protect messages, </text:span><text:span text:style-name="T375">there is room for misconfiguration </text:span><text:span text:style-name="T376">or even vulnerabilities in the protocol. </text:span><text:span text:style-name="T377">In some deployments, </text:span><text:span text:style-name="T378">some features may be disabled for interoperability that cause security concerns,</text:span><text:span text:style-name="T379"> or </text:span><text:span text:style-name="T380">there may be </text:span><text:span text:style-name="T379">configuration issues can increase </text:span><text:span text:style-name="T381">the </text:span><text:span text:style-name="T379">attack surface. </text:span><text:span text:style-name="T382">Default security credentials may </text:span><text:span text:style-name="T383">be used that could </text:span><text:span text:style-name="T384">leave installations vulnerable to </text:span><text:span text:style-name="T385">opportunistic </text:span><text:soft-page-break/><text:span text:style-name="T385">attacks. </text:span><text:span text:style-name="T386">And in these common and widely used protocols, </text:span><text:span text:style-name="T387">there are current known vulnerabilities that attackers can leverage to </text:span><text:span text:style-name="T388">gain access to a critical ICS/OT system. </text:span><text:span text:style-name="T389">There are numerous vulnerabilities in OPC UA that can render the certificate schemes useless, provide access to sensitive data, or even allow remote code execution. </text:span><text:span text:style-name="T390">There have also been demonstrated attacks against BACnet and others that </text:span><text:span text:style-name="T391">are addressed over a period of time by future design decisions that don’t remedy or act quickly enough to protect current deployments.</text:span></text:p>
      <text:p text:style-name="P1"/>
      <text:p text:style-name="P1"><text:tab/><text:span text:style-name="T392">And while </text:span><text:span text:style-name="T393">there are many protocols to choose from, they mostly rely on </text:span><text:span text:style-name="T394">master/slave polling </text:span><text:span text:style-name="T395">where commands are issued and results are gathered. </text:span><text:span text:style-name="T396">There are few options for implementing access control schemes </text:span><text:span text:style-name="T397">in existing deployments, as well as for logging and auditing access and diagnostics. </text:span><text:span text:style-name="T398">There are some protocols </text:span><text:span text:style-name="T399">like OPC UA that use </text:span><text:span text:style-name="T400">certificates for authentication, but there are still fewer native options in OT that the IT side of infrastructure rely on for </text:span><text:span text:style-name="T401">security such as anomaly detection, telemetry, and auditing sessions, </text:span><text:span text:style-name="T402">contexts,</text:span><text:span text:style-name="T401"> and events. </text:span><text:span text:style-name="T403">Unless skilled staff are able to </text:span><text:span text:style-name="T404">integrate</text:span><text:span text:style-name="T405"> the system to </text:span><text:span text:style-name="T403">access and monitor the </text:span><text:span text:style-name="T406">OT systems, they operate independently and with limited oversight and transparency. </text:span><text:span text:style-name="T407">This enables attackers to perform reconnaissance without detection, perform exfiltration and make changes without impacting logs, and prevents operators from performing accurate forensics in the event of an attack. </text:span><text:span text:style-name="T408">Such events are noted by the INL, </text:span><text:span text:style-name="T409">which reported</text:span><text:span text:style-name="T408"> “The majority [38%] of incidents were categorized as having an “unknown” access vector. </text:span>In these instances, the organization was confirmed to be compromised; however, forensic evidence did not point to a method used for intrusion because of a lack of detection and monitoring capabilities within the compromised network.” <text:span text:style-name="T408">(INL, 2016).</text:span></text:p>
      <text:p text:style-name="P1"/>
      <text:p text:style-name="P1"/>
      <text:h text:style-name="Heading_20_1" text:outline-level="1">Sources</text:h>
      <text:p text:style-name="P12"/>
      <text:p text:style-name="Standard">Aspen Cybersecurity Group. (2020). A national cybersecurity agenda for resilient digital infrastructure. <text:tab/>Aspen Institute. Retrieved fro JH Mod 14.</text:p>
      <text:p text:style-name="Standard"/>
      <text:p text:style-name="Standard">BACnet International. (n.d.). BACnet Secure Connect (BACnet/SC). <text:tab/>https://bacnetinternational.org/bacnetsc/</text:p>
      <text:p text:style-name="Standard"/>
      <text:p text:style-name="Standard">Cisco. (2022, March 16). What is OPC UA and how does it manage security? <text:tab/>https://blogs.cisco.com/industrial-iot/what-is-opc-ua-and-how-does-it-manage-security</text:p>
      <text:p text:style-name="Standard"/>
      <text:p text:style-name="Standard">Claroty. (n.d.). OPC UA exploit framework. GitHub. https://github.com/claroty/opcua-exploit-<text:tab/>framework</text:p>
      <text:p text:style-name="Standard"/>
      <text:p text:style-name="Standard">Control.com. (n.d.). Understanding the OPC UA protocol. <text:tab/>https://control.com/technical-articles/understanding-the-opc-ua-protocol/</text:p>
      <text:p text:style-name="Standard"/>
      <text:p text:style-name="Standard">Control.com. (n.d.). What is the BACnet protocol? https://control.com/technical-articles/what-is-the-<text:tab/>bacnet-protocol/</text:p>
      <text:p text:style-name="Standard"/>
      <text:p text:style-name="Standard">Idaho National Laboratory. (2016). Cyber threat and vulnerability analysis of the U.S. electric sector. <text:tab/>Mission Support Center, Idaho National Laboratory. Retrieved from JH Mod 14.</text:p>
      <text:p text:style-name="Standard"/>
      <text:p text:style-name="Standard"/>
      <text:p text:style-name="Standard"><text:soft-page-break/>McGee, M. (2019, September 4). BACnet IoT building automation devices vulnerable to attack. <text:tab/>ComputerWeekly. https://www.computerweekly.com/news/252468279/BACnet-IoT-building-<text:tab/>automation-devices-vulnerable-to-attack</text:p>
      <text:p text:style-name="Standard"/>
      <text:p text:style-name="Standard">Modbus Organization. (n.d.). MODBUS specifications. https://modbus.org/specs.php</text:p>
      <text:p text:style-name="Standard"/>
      <text:p text:style-name="Standard">National Instruments. (n.d.). The MODBUS protocol in depth. https://www.ni.com/en/shop/seamlessly-<text:tab/>connect-to-third-party-devices-and-supervisory-system/the-modbus-protocol-in-depth.html</text:p>
      <text:p text:style-name="Standard"/>
      <text:p text:style-name="Standard">OPC Foundation. (n.d.-a). OPC UA reference documentation. https://reference.opcfoundation.org/</text:p>
      <text:p text:style-name="Standard"/>
      <text:p text:style-name="Standard">OPC Foundation. (n.d.-b). About OPC technologies: OPC UA. https://opcfoundation.org/about/opc-<text:tab/>technologies/opc-ua/</text:p>
      <text:p text:style-name="Standard"/>
      <text:p text:style-name="Standard">Procentec. (n.d.). PROFIBUS DP vs PA: What are the main differences? <text:tab/>https://procentec.com/content/profibus-dp-vs-pa-what-are-the-main-differences/</text:p>
      <text:p text:style-name="Standard"/>
      <text:p text:style-name="Standard">PROFINET &amp; PROFIBUS North America. (n.d.). PROFIBUS technology overview. <text:tab/>https://us.profinet.com/technology/profibus/</text:p>
      <text:p text:style-name="Standard"/>
      <text:p text:style-name="Standard">PROFIBUS &amp; PROFINET International. (2019). PROFINET security guideline. <text:tab/>https://www.profibus.com/download/profinet-security-guideline/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6:36:57.339618000</meta:creation-date>
    <dc:date>2025-05-08T15:52:55.546175000</dc:date>
    <meta:editing-duration>PT9H5M7S</meta:editing-duration>
    <meta:editing-cycles>560</meta:editing-cycles>
    <meta:generator>LibreOffice/25.2.0.3$MacOSX_AARCH64 LibreOffice_project/e1cf4a87eb02d755bce1a01209907ea5ddc8f069</meta:generator>
    <meta:document-statistic meta:table-count="0" meta:image-count="0" meta:object-count="0" meta:page-count="7" meta:paragraph-count="73" meta:word-count="3018" meta:character-count="20978" meta:non-whitespace-character-count="17983"/>
  </office:meta>
</office:document-meta>
</file>